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07a6" officeooo:paragraph-rsid="000907a6"/>
    </style:style>
    <style:style style:name="P2" style:family="paragraph" style:parent-style-name="Standard">
      <style:text-properties officeooo:rsid="000907a6" officeooo:paragraph-rsid="00090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8:19:05.072563450</meta:creation-date>
    <meta:generator>LibreOffice/5.0.2.2$Linux_X86_64 LibreOffice_project/00m0$Build-2</meta:generator>
    <dc:date>2015-11-02T22:43:06.752352479</dc:date>
    <meta:editing-duration>PT5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